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05a473" officeooo:paragraph-rsid="0005a47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5a473" officeooo:paragraph-rsid="0005a47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5a473" officeooo:paragraph-rsid="0005a47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5a473"/>
    </style:style>
    <style:style style:name="P5" style:family="paragraph" style:parent-style-name="Standard">
      <style:paragraph-properties fo:text-align="justify" style:justify-single-word="false"/>
      <style:text-properties officeooo:paragraph-rsid="00090996"/>
    </style:style>
    <style:style style:name="P6" style:family="paragraph" style:parent-style-name="Standard">
      <style:paragraph-properties fo:text-align="justify" style:justify-single-word="false"/>
      <style:text-properties officeooo:paragraph-rsid="000ae8b6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2pt" fo:font-weight="bold" officeooo:rsid="0005a473" style:font-size-asian="10.5pt" style:font-weight-asian="bold" style:font-size-complex="12pt" style:font-weight-complex="bold"/>
    </style:style>
    <style:style style:name="T3" style:family="text">
      <style:text-properties style:font-name="Courier New" fo:font-size="12pt" officeooo:rsid="0005a473" style:font-size-asian="10.5pt" style:font-size-complex="12pt"/>
    </style:style>
    <style:style style:name="T4" style:family="text">
      <style:text-properties style:font-name="Liberation Serif" fo:font-size="12pt" fo:font-weight="normal" officeooo:rsid="0005a473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90996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ae8b6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5a47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Trabalho 1 – Linguagem de Programação DCC019</text:p>
      <text:p text:style-name="P1"/>
      <text:p text:style-name="P2">Alunos – Marcos Mateus Oliveira dos Santos – 201835019</text:p>
      <text:p text:style-name="P2"><text:tab/> <text:s text:c="3"/>Giovane Nilmer de Oliveira Santos – 201835012</text:p>
      <text:p text:style-name="P2"/>
      <text:p text:style-name="P3">Estratégia Utilizada</text:p>
      <text:p text:style-name="P2"/>
      <text:p text:style-name="P4"><text:span text:style-name="T7"><text:tab/>Para encontrar a estratégia vencedora, ao ser selecionado o modo “difícil” o computador irá chamar a função “</text:span><text:span text:style-name="T2">verificarEstratégia</text:span><text:span text:style-name="T4">” que, dependendo da quantidade de dados executa uma das funções de verificação: “</text:span><text:span text:style-name="Strong_20_Emphasis"><text:span text:style-name="Source_20_Text"><text:span text:style-name="T1">verificaUmDado</text:span></text:span></text:span><text:span text:style-name="T4">”, “</text:span><text:span text:style-name="Strong_20_Emphasis"><text:span text:style-name="Source_20_Text"><text:span text:style-name="T3">verificaDoisDados</text:span></text:span></text:span><text:span text:style-name="T4">” ou “</text:span><text:span text:style-name="Strong_20_Emphasis"><text:span text:style-name="Source_20_Text"><text:span text:style-name="T3">verificaMultiplosDados</text:span></text:span></text:span><text:span text:style-name="T4">”.</text:span></text:p>
      <text:p text:style-name="P5"><text:span text:style-name="T4"><text:tab/>A função “</text:span><text:span text:style-name="Source_20_Text"><text:span text:style-name="T2">verificaUmDado</text:span></text:span><text:span text:style-name="T4">” verifica se o dado atual pode ser removido com base em sua face, “</text:span><text:span text:style-name="Source_20_Text"><text:span text:style-name="T2">verificaDoisDados</text:span></text:span><text:span text:style-name="T4">” confere se os dois dados apresenta faces iguais, ou somam 7, ambos casos nos quais se perderia a rodada. </text:span><text:span text:style-name="T5">Por último caso sejam três ou mais dados, </text:span><text:span text:style-name="T4">“</text:span><text:span text:style-name="Source_20_Text"><text:span text:style-name="T2">verificaMultiplosDados</text:span></text:span><text:span text:style-name="T4">” </text:span><text:span text:style-name="T5">verifica se há algum dado com face 2 ou 5, ou se qualquer par de dados possui faces iguais ou somam 7, ocasionando a perda da rodada também</text:span><text:span text:style-name="T4">.</text:span></text:p>
      <text:p text:style-name="P6"><text:span text:style-name="T4"><text:tab/></text:span><text:span text:style-name="T6">Deste modo, ao selecionar a dificuldade “difícil”, o computador utiliza a função </text:span><text:span text:style-name="T4">“</text:span><text:span text:style-name="T2">verificarEstratégia</text:span><text:span text:style-name="T4">” </text:span><text:span text:style-name="T6">para decidir se remove ou rotaciona algum dado. Se retornar “true”, remove, se retornar “false”, ele rotacion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4T17:17:57.981000000</meta:creation-date>
    <dc:date>2024-08-04T17:39:37.944000000</dc:date>
    <meta:editing-duration>PT8M39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7" meta:word-count="159" meta:character-count="1093" meta:non-whitespace-character-count="929"/>
  </office:meta>
</office:document-meta>
</file>